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adornments="Обычный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font-weight="bold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fo:font-weight="bold"/>
    </style:style>
    <style:style style:name="P5" style:family="paragraph" style:parent-style-name="Text_20_body">
      <style:paragraph-properties fo:text-align="justify" style:justify-single-word="false"/>
      <style:text-properties officeooo:rsid="000da49d" officeooo:paragraph-rsid="000da49d"/>
    </style:style>
    <style:style style:name="P6" style:family="paragraph" style:parent-style-name="Text_20_body">
      <style:text-properties officeooo:paragraph-rsid="000da49d"/>
    </style:style>
    <style:style style:name="P7" style:family="paragraph" style:parent-style-name="Standard">
      <style:text-properties officeooo:rsid="0003bbf4" officeooo:paragraph-rsid="0003bbf4"/>
    </style:style>
    <style:style style:name="P8" style:family="paragraph" style:parent-style-name="Standard">
      <style:text-properties officeooo:rsid="0008781f" officeooo:paragraph-rsid="0008781f"/>
    </style:style>
    <style:style style:name="P9" style:family="paragraph" style:parent-style-name="Standard">
      <style:text-properties officeooo:rsid="0006c14a" officeooo:paragraph-rsid="0008781f"/>
    </style:style>
    <style:style style:name="T1" style:family="text">
      <style:text-properties fo:letter-spacing="0.053cm"/>
    </style:style>
    <style:style style:name="T2" style:family="text">
      <style:text-properties officeooo:rsid="0003bbf4"/>
    </style:style>
    <style:style style:name="T3" style:family="text">
      <style:text-properties fo:font-weight="bold" loext:padding="0cm" loext:border="none"/>
    </style:style>
    <style:style style:name="T4" style:family="text">
      <style:text-properties fo:font-weight="bold" officeooo:rsid="0008781f" loext:padding="0cm" loext:border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b0abf"/>
    </style:style>
    <style:style style:name="T7" style:family="text">
      <style:text-properties officeooo:rsid="000baf0e"/>
    </style:style>
    <style:style style:name="T8" style:family="text">
      <style:text-properties officeooo:rsid="000da49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4">Задание </text:span><text:span text:style-name="T5">№8 16886 </text:span>(сайт «Решу ЕГЭ»)</text:p>
      <text:p text:style-name="P1">Матвей составляет 6-буквенные коды из букв М, А, Т, В, Е, Й. Каждую букву нужно использовать ровно 1 раз, при этом код не может начинаться с буквы Й и не может содержать сочетания АЕ. Сколько различных кодов может составить Матвей?</text:p>
      <text:section text:style-name="Sect1" text:name="sol16886">
        <text:p text:style-name="P2">Решение. </text:p>
      </text:section>
      <text:p text:style-name="P6">Используем функцию permutations модуля <text:s/>itertools. </text:p>
      <text:p text:style-name="P6"><text:span text:style-name="T8">Функция permutations(список или текстовая строка) генерирует все перестановки элементов списка (или символов строки).</text:span></text:p>
      <text:p text:style-name="_2a_Код">from itertools import *</text:p>
      <text:p text:style-name="_2a_Код">L=[''.join(x) for x in permutations('МАТВЕЙ')]</text:p>
      <text:p text:style-name="_2a_Код">R=[x for x in L if x[0]!='Й' and x.find('АЕ')&lt;0]</text:p>
      <text:p text:style-name="_2a_Код">print(len(R))</text:p>
      <text:p text:style-name="P7"/>
      <text:p text:style-name="P8">Дополнение для слов с повторяющимися буквами. Пример <text:s/>КАПКАН</text:p>
      <text:p text:style-name="P8">Программа:</text:p>
      <text:p text:style-name="_2a_Код">from itertools import *</text:p>
      <text:p text:style-name="_2a_Код">L=[''.join(x) for x in permutations('КАПКАН')]</text:p>
      <text:p text:style-name="_2a_Код">R=[x for x in L if x.find('АА')&lt;0 and x.find('КК')&lt;0]</text:p>
      <text:p text:style-name="_2a_Код">print(len(R)//4)</text:p>
      <text:p text:style-name="P8"/>
      <text:p text:style-name="P8"><text:span text:style-name="T3">Задание 8 № </text:span><text:a xlink:type="simple" xlink:href="https://inf.reshuege.ru/problem?id=17328" text:style-name="Internet_20_link" text:visited-style-name="Visited_20_Internet_20_Link"><text:span text:style-name="T3">17328</text:span></text:a><text:span text:style-name="T3"> </text:span></text:p>
      <text:section text:style-name="Sect1" text:name="body929100">
        <text:p text:style-name="P1">Герасим составляет 7-буквенные коды из букв Г, Е, Р, А, С, И, М. Каждую букву нужно использовать ровно 1 раз, при этом нельзя ставить подряд две гласные или две согласные. Сколько различных кодов может составить Герасим?</text:p>
      </text:section>
      <text:section text:style-name="Sect1" text:name="sol17328">
        <text:p text:style-name="P2">Решение. </text:p>
        <text:p text:style-name="P1">Заметим, что поскольку гласных букв три, а согласных четыре, слово должно начинаться с согласной, поскольку иначе нельзя будет составить слово, в котором не будут встречаться подряд две согласные буквы. Также учтём то, что каждую букву нужно использовать только один раз. </text:p>
        <text:p text:style-name="P1">На первое место можно поставить любую из четырех согласных. На второе — любую из трех гласных. На третье — любую из трех оставшихся согласных. На четвертое — любую из двух оставшихся гласных. На пятое — любую из двух оставшихся согласных. На шестое — одну оставшуюся гласную. На седьмое место можно поставить последнюю оставшуюся согласную. По правилу произведения, соответствующие количества способов перемножаем. Таким образом, Герасим может составить 4 · 3 · 3 · 2 · 2 · 1 · 1 = 144 различных кода.</text:p>
        <text:p text:style-name="P1"><text:span text:style-name="T1">Ответ:</text:span> 144.</text:p>
        <text:p text:style-name="P5">Самостоятельно</text:p>
      </text:section>
      <text:p text:style-name="P8"><text:span text:style-name="T3">Задание 8 № </text:span><text:a xlink:type="simple" xlink:href="https://inf.reshuege.ru/problem?id=26982" text:style-name="Internet_20_link" text:visited-style-name="Visited_20_Internet_20_Link"><text:span text:style-name="T3">26982</text:span></text:a><text:span text:style-name="T3"> </text:span></text:p>
      <text:section text:style-name="Sect1" text:name="body919450">
        <text:p text:style-name="P1">Сколько существует шестизначных чисел, делящихся на 5, в которых каждая цифра может встречаться только один раз, при этом никакие две чётные и две нечётные цифры не стоят рядом.</text:p>
      </text:section>
      <text:section text:style-name="Sect1" text:name="sol26982">
        <text:p text:style-name="P2"><text:soft-page-break/>Решение. </text:p>
        <text:p text:style-name="P1">Заметим, что чётных и нечётных цифр 5 и 5 соответственно <text:span text:style-name="T6">и они, согласно условию задачи, должны чередоваться</text:span>. Чтобы число делилось на 5, необходимо, чтобы на конце числа стояла цифра 5 или 0. <text:span text:style-name="T6">Пусть на конце стоит 0. Тогда число начинается </text:span>с нечётной цифры, <text:span text:style-name="T6">и количество таких чисел равно </text:span><text:s/>5 · 4 · 4 · 3 · 3 · 1 = 720. <text:span text:style-name="T6">Пусть число заканчивает</text:span>ся на 5, <text:span text:style-name="T7">тогда она должно начинать</text:span>ся с чётной цифры <text:span text:style-name="T7">кроме</text:span> нуля. <text:span text:style-name="T7">Количество таких чисел равно </text:span><text:s/>4 · 4 · 4 · 3 · 3 · 1 = 576. Таким образом, получаем ответ: 720 + 576 = 1296.</text:p>
        <text:p text:style-name="P1"><text:span text:style-name="T1">Ответ:</text:span> 1296.</text:p>
      </text:section>
      <text:p text:style-name="P8"><text:span text:style-name="T3">Задание 8 № </text:span><text:a xlink:type="simple" xlink:href="https://inf.reshuege.ru/problem?id=40724" text:style-name="Internet_20_link" text:visited-style-name="Visited_20_Internet_20_Link"><text:span text:style-name="T3">40724</text:span></text:a><text:span text:style-name="T3"> </text:span></text:p>
      <text:section text:style-name="Sect1" text:name="body979432">
        <text:p text:style-name="P1">Светлана составляет коды из букв своего имени. Код должен состоять из 8 букв, и каждая буква в нём должна встречаться столько же раз, сколько в имени Светлана. Кроме того, одинаковые буквы в коде не должны стоять рядом. Сколько кодов может составить Светлана?</text:p>
        <text:p text:style-name="P5">Решение. Программа:</text:p>
        <text:p text:style-name="_2a_Код">from itertools import *</text:p>
        <text:p text:style-name="_2a_Код">L=[''.join(x) for x in permutations('<text:span text:style-name="T8">С</text:span>ветлана')]</text:p>
        <text:p text:style-name="_2a_Код">R=[x for x in L if x.find('аа')&lt;0]</text:p>
        <text:p text:style-name="_2a_Код">print(len(R)//2)</text:p>
      </text:section>
      <text:p text:style-name="P8"><text:span text:style-name="T1">Ответ:</text:span> 1512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adornments="Обычный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_2a_Код" style:display-name="*Код" style:family="paragraph" style:parent-style-name="Text_20_body">
      <style:paragraph-properties fo:margin-left="0.3cm" fo:margin-right="0cm" fo:margin-top="0.25cm" fo:margin-bottom="0.25cm" loext:contextual-spacing="true" fo:line-height="100%" fo:text-align="justify" style:justify-single-word="false" fo:text-indent="0cm" style:auto-text-indent="false"/>
      <style:text-properties style:font-name="Ubuntu Mono" fo:font-family="'Ubuntu Mono'" style:font-style-name="Обычный" style:font-pitch="fixed" fo:language="en" fo:country="GB" officeooo:rsid="0003bbf4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3T15:16:01.832203974</meta:creation-date>
    <dc:date>2022-03-03T17:53:06.875263957</dc:date>
    <meta:editing-duration>PT1H20M52S</meta:editing-duration>
    <meta:editing-cycles>5</meta:editing-cycles>
    <meta:generator>LibreOffice/6.0.7.3$Linux_x86 LibreOffice_project/00m0$Build-3</meta:generator>
    <meta:document-statistic meta:table-count="0" meta:image-count="0" meta:object-count="0" meta:page-count="2" meta:paragraph-count="35" meta:word-count="477" meta:character-count="2983" meta:non-whitespace-character-count="2524"/>
  </office:meta>
</office:document-meta>
</file>